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TiMES NEW ROMAN" svg:font-family="'TiMES NEW ROMAN'" style:font-family-generic="roman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8125in" table:align="left"/>
    </style:style>
    <style:style style:name="Table1.A" style:family="table-column">
      <style:table-column-properties style:column-width="3.8125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betan Machine Uni" fo:font-size="18pt" style:text-underline-style="solid" style:text-underline-width="auto" style:text-underline-color="font-color" fo:font-weight="bold" officeooo:rsid="0003f7a7" officeooo:paragraph-rsid="0003f7a7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Tibetan Machine Uni" officeooo:rsid="0003f7a7" officeooo:paragraph-rsid="0003f7a7"/>
    </style:style>
    <style:style style:name="P3" style:family="paragraph" style:parent-style-name="Standard" style:list-style-name="L1">
      <style:paragraph-properties>
        <style:tab-stops>
          <style:tab-stop style:position="1.8335in"/>
        </style:tab-stops>
      </style:paragraph-properties>
      <style:text-properties style:font-name="Tibetan Machine Uni" officeooo:rsid="0003f7a7" officeooo:paragraph-rsid="0003f7a7"/>
    </style:style>
    <style:style style:name="P4" style:family="paragraph" style:parent-style-name="Standard">
      <style:text-properties style:font-name="Tibetan Machine Uni" fo:font-weight="bold" officeooo:rsid="0003f7a7" officeooo:paragraph-rsid="0003f7a7" style:font-weight-asian="bold" style:font-weight-complex="bold"/>
    </style:style>
    <style:style style:name="P5" style:family="paragraph" style:parent-style-name="Standard">
      <style:text-properties style:font-name="Tibetan Machine Uni" fo:font-weight="bold" officeooo:rsid="000a2233" officeooo:paragraph-rsid="000a2233" style:font-weight-asian="bold" style:font-weight-complex="bold"/>
    </style:style>
    <style:style style:name="P6" style:family="paragraph" style:parent-style-name="Standard">
      <style:text-properties style:font-name="Tibetan Machine Uni" officeooo:rsid="00082020" officeooo:paragraph-rsid="00082020"/>
    </style:style>
    <style:style style:name="P7" style:family="paragraph" style:parent-style-name="Standard">
      <style:text-properties style:font-name="Tibetan Machine Uni" officeooo:rsid="0009fcb7" officeooo:paragraph-rsid="0009fcb7"/>
    </style:style>
    <style:style style:name="P8" style:family="paragraph" style:parent-style-name="Standard" style:list-style-name="L3">
      <style:text-properties style:font-name="Tibetan Machine Uni" officeooo:rsid="0009fcb7" officeooo:paragraph-rsid="0009fcb7"/>
    </style:style>
    <style:style style:name="P9" style:family="paragraph" style:parent-style-name="Standard" style:list-style-name="L4">
      <style:text-properties style:font-name="Tibetan Machine Uni" officeooo:rsid="0009fcb7" officeooo:paragraph-rsid="0009fcb7"/>
    </style:style>
    <style:style style:name="P10" style:family="paragraph" style:parent-style-name="Standard" style:list-style-name="L4">
      <style:text-properties style:font-name="Tibetan Machine Uni" officeooo:rsid="000a2233" officeooo:paragraph-rsid="000a2233"/>
    </style:style>
    <style:style style:name="P11" style:family="paragraph" style:parent-style-name="Standard">
      <style:text-properties style:font-name="Tibetan Machine Uni" officeooo:rsid="000a2233" officeooo:paragraph-rsid="000a2233"/>
    </style:style>
    <style:style style:name="P12" style:family="paragraph" style:parent-style-name="Standard" style:list-style-name="L5">
      <style:text-properties style:font-name="Tibetan Machine Uni" officeooo:paragraph-rsid="000a2a86"/>
    </style:style>
    <style:style style:name="P13" style:family="paragraph" style:parent-style-name="Standard" style:list-style-name="L6">
      <style:text-properties style:font-name="Tibetan Machine Uni" officeooo:paragraph-rsid="000a2a86"/>
    </style:style>
    <style:style style:name="P14" style:family="paragraph" style:parent-style-name="Standard">
      <style:text-properties style:font-name="Tibetan Machine Uni" officeooo:rsid="000a2a86" officeooo:paragraph-rsid="000a2a86"/>
    </style:style>
    <style:style style:name="P15" style:family="paragraph" style:parent-style-name="Standard">
      <style:text-properties style:font-name="Tibetan Machine Uni" style:text-underline-style="solid" style:text-underline-width="auto" style:text-underline-color="font-color" fo:font-weight="bold" officeooo:rsid="000a2a86" officeooo:paragraph-rsid="000a2a86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betan Machine Uni" fo:font-size="13pt" style:text-underline-style="none" fo:font-weight="bold" officeooo:rsid="0003f7a7" officeooo:paragraph-rsid="0003f7a7" style:font-size-asian="13pt" style:font-weight-asian="bold" style:font-size-complex="13pt" style:font-weight-complex="bold"/>
    </style:style>
    <style:style style:name="P17" style:family="paragraph" style:parent-style-name="Table_20_Contents">
      <style:text-properties style:font-name="Tibetan Machine Uni" officeooo:rsid="0003f7a7" officeooo:paragraph-rsid="0003f7a7"/>
    </style:style>
    <style:style style:name="P18" style:family="paragraph" style:parent-style-name="Table_20_Contents">
      <style:text-properties style:font-name="Tibetan Machine Uni" officeooo:rsid="0005a92a" officeooo:paragraph-rsid="0005a92a"/>
    </style:style>
    <style:style style:name="P19" style:family="paragraph" style:parent-style-name="Text_20_body" style:list-style-name="L2">
      <style:paragraph-properties fo:margin-left="0in" fo:margin-right="0in" fo:margin-top="0in" fo:margin-bottom="0.0417in" loext:contextual-spacing="false" fo:line-height="137%" fo:orphans="2" fo:widows="2" fo:text-indent="0in" style:auto-text-indent="false" fo:padding="0in" fo:border="none"/>
      <style:text-properties style:font-name="Tibetan Machine Uni" officeooo:paragraph-rsid="0006dd23"/>
    </style:style>
    <style:style style:name="T1" style:family="text">
      <style:text-properties officeooo:rsid="0003f7a7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02124" fo:font-size="12pt" fo:letter-spacing="normal" fo:font-style="normal" fo:font-weight="normal" loext:padding="0in" loext:border="none"/>
    </style:style>
    <style:style style:name="T4" style:family="text">
      <style:text-properties officeooo:rsid="000a2233"/>
    </style:style>
    <style:style style:name="T5" style:family="text">
      <style:text-properties officeooo:rsid="000a2a8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2a8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NET OF THINGS (IOT )CLASS</text:p>
      <text:p text:style-name="P2"/>
      <text:p text:style-name="P2">Languages used in IOT C++, <text:span text:style-name="T5">C</text:span></text:p>
      <text:p text:style-name="P2"/>
      <text:p text:style-name="P2">Arduino- electronic board that allows you to communicate with other devices.( Its like a motherboard)</text:p>
      <text:p text:style-name="P2"/>
      <text:p text:style-name="P4">COMPONENTS</text:p>
      <text:p text:style-name="P4"/>
      <text:p text:style-name="P2">1. Arduino</text:p>
      <table:table table:name="Table1" table:style-name="Table1">
        <table:table-column table:style-name="Table1.A"/>
        <table:table-row table:style-name="TableLine94864172847696">
          <table:table-cell table:style-name="Table1.A1" office:value-type="string">
            <text:p text:style-name="P16">Types </text:p>
          </table:table-cell>
        </table:table-row>
        <table:table-row table:style-name="TableLine94864172847696">
          <table:table-cell table:style-name="Table1.A1" office:value-type="string">
            <text:list xml:id="list1994483567" text:style-name="L2">
              <text:list-item>
                <text:p text:style-name="P19"><text:span text:style-name="T3">ARDUINO UNO.</text:span></text:p>
              </text:list-item>
            </text:list>
          </table:table-cell>
        </table:table-row>
        <table:table-row table:style-name="TableLine94864172847696">
          <table:table-cell table:style-name="Table1.A1" office:value-type="string">
            <text:list xml:id="list192912771837857" text:continue-numbering="true" text:style-name="L2">
              <text:list-header>
                <text:p text:style-name="P19"><text:span text:style-name="T1">Starter kit</text:span></text:p>
              </text:list-header>
            </text:list>
          </table:table-cell>
        </table:table-row>
        <table:table-row table:style-name="TableLine94864172847696">
          <table:table-cell table:style-name="Table1.A1" office:value-type="string">
            <text:p text:style-name="P17">Nona</text:p>
          </table:table-cell>
        </table:table-row>
        <table:table-row table:style-name="TableLine94864172847696">
          <table:table-cell table:style-name="Table1.A1" office:value-type="string">
            <text:p text:style-name="P18">Leonardo</text:p>
          </table:table-cell>
        </table:table-row>
        <table:table-row table:style-name="TableLine94864172847696">
          <table:table-cell table:style-name="Table1.A1" office:value-type="string">
            <text:p text:style-name="P18">Micro</text:p>
          </table:table-cell>
        </table:table-row>
        <table:table-row table:style-name="TableLine94864172847696">
          <table:table-cell table:style-name="Table1.A1" office:value-type="string">
            <text:p text:style-name="P18">Nona Every</text:p>
          </table:table-cell>
        </table:table-row>
        <table:table-row table:style-name="TableLine94864172847696">
          <table:table-cell table:style-name="Table1.A1" office:value-type="string">
            <text:p text:style-name="P18">MKR2UNO ADAPTER</text:p>
          </table:table-cell>
        </table:table-row>
      </table:table>
      <text:list xml:id="list991074393" text:style-name="L1">
        <text:list-header>
          <text:p text:style-name="P3"/>
        </text:list-header>
      </text:list>
      <text:p text:style-name="P6">2. Jumper wire</text:p>
      <text:p text:style-name="P6"><text:s/></text:p>
      <text:p text:style-name="P7">Types of jumper wires</text:p>
      <text:list xml:id="list2966099383" text:style-name="L3">
        <text:list-item>
          <text:p text:style-name="P8">Male – to – male </text:p>
        </text:list-item>
        <text:list-item>
          <text:p text:style-name="P8">Female – to – female</text:p>
        </text:list-item>
      </text:list>
      <text:p text:style-name="P7"/>
      <text:p text:style-name="P7">3. Sensors</text:p>
      <text:p text:style-name="P7">Its an input device which provides an output with respect to a specific physical quantity.</text:p>
      <text:p text:style-name="P7">USES</text:p>
      <text:list xml:id="list2949417884" text:style-name="L4">
        <text:list-item>
          <text:p text:style-name="P9"><text:soft-page-break/>Measure temp<text:span text:style-name="T4">erature.</text:span></text:p>
        </text:list-item>
        <text:list-item>
          <text:p text:style-name="P10">Gauge distance</text:p>
        </text:list-item>
        <text:list-item>
          <text:p text:style-name="P10">Detect smoke</text:p>
        </text:list-item>
        <text:list-item>
          <text:p text:style-name="P10">Regulate pressure</text:p>
        </text:list-item>
      </text:list>
      <text:p text:style-name="P11"/>
      <text:p text:style-name="P11">4. Breadboard</text:p>
      <text:p text:style-name="P11">Is a device to let you create circuits without the need for soldering.</text:p>
      <text:p text:style-name="P11"/>
      <text:p text:style-name="P11">5. LCD Screen(liquid crystal display screen)</text:p>
      <text:p text:style-name="P5">Type of LCD</text:p>
      <text:list xml:id="list569040758" text:style-name="L5">
        <text:list-item>
          <text:p text:style-name="P12"><text:span text:style-name="T7">Passive matrix screen : cannot display may colours. </text:span></text:p>
        </text:list-item>
      </text:list>
      <text:list xml:id="list3152956559" text:style-name="L6">
        <text:list-item>
          <text:p text:style-name="P13"><text:span text:style-name="T7">Newer active matrix screen : is faster in responding.</text:span></text:p>
        </text:list-item>
      </text:list>
      <text:p text:style-name="P14"><text:span text:style-name="T6"/></text:p>
      <text:p text:style-name="P14"><text:span text:style-name="T6">6. Keypad</text:span></text:p>
      <text:p text:style-name="P14"><text:span text:style-name="T6">Used in mobile ,tablets,touch pads and are easy for moving.</text:span></text:p>
      <text:p text:style-name="P14"><text:span text:style-name="T6"/></text:p>
      <text:p text:style-name="P14"><text:span text:style-name="T6">7. Buzzers</text:span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5"/>
      <text:p text:style-name="P15"/>
      <text:p text:style-name="P15"/>
      <text:p text:style-name="P15"/>
      <text:p text:style-name="P15"/>
      <text:p text:style-name="P15"><text:soft-page-break/>ASSIGNMENT </text:p>
      <text:p text:style-name="P14"><text:span text:style-name="T6"/></text:p>
      <text:p text:style-name="P14"><text:span text:style-name="T6">Q. Difference between keypad and keyboard.</text:span></text:p>
      <text:p text:style-name="P14"><text:span text:style-name="T6"><text:tab/>Keypad is used in mobiles, tablets, touch pads and are easy for <text:s text:c="5"/><text:tab/>moving.</text:span></text:p>
      <text:p text:style-name="P14"><text:span text:style-name="T6"><text:tab/>Keyboard is used in PC and its not easy for moving.</text:span></text:p>
      <text:p text:style-name="P14"><text:span text:style-name="T6"/></text:p>
      <text:p text:style-name="P1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TiMES NEW ROMAN" svg:font-family="'TiMES NEW ROMAN'" style:font-family-generic="roman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7:53:39.071575990</meta:creation-date>
    <dc:date>2022-02-09T19:29:11.852525963</dc:date>
    <meta:editing-duration>PT2M51S</meta:editing-duration>
    <meta:editing-cycles>1</meta:editing-cycles>
    <meta:document-statistic meta:table-count="1" meta:image-count="0" meta:object-count="0" meta:page-count="3" meta:paragraph-count="39" meta:word-count="177" meta:character-count="1005" meta:non-whitespace-character-count="859"/>
    <meta:generator>LibreOffice/6.4.7.2$Linux_X86_64 LibreOffice_project/40$Build-2</meta:generator>
  </office:meta>
</office:document-meta>
</file>